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9714" officeooo:paragraph-rsid="001d9714"/>
    </style:style>
    <style:style style:name="P2" style:family="paragraph" style:parent-style-name="Standard">
      <style:text-properties officeooo:rsid="001d9714" officeooo:paragraph-rsid="0023637b"/>
    </style:style>
    <style:style style:name="P3" style:family="paragraph" style:parent-style-name="Standard">
      <style:text-properties officeooo:rsid="001d9714" officeooo:paragraph-rsid="002451b9"/>
    </style:style>
    <style:style style:name="P4" style:family="paragraph" style:parent-style-name="Standard">
      <style:text-properties officeooo:paragraph-rsid="001d9714"/>
    </style:style>
    <style:style style:name="P5" style:family="paragraph" style:parent-style-name="Standard">
      <style:text-properties officeooo:rsid="001f59e6" officeooo:paragraph-rsid="001f59e6"/>
    </style:style>
    <style:style style:name="P6" style:family="paragraph" style:parent-style-name="Standard">
      <style:text-properties officeooo:rsid="001d9714" officeooo:paragraph-rsid="001d9714"/>
    </style:style>
    <style:style style:name="P7" style:family="paragraph" style:parent-style-name="Standard">
      <style:text-properties officeooo:rsid="001d9714" officeooo:paragraph-rsid="002451b9"/>
    </style:style>
    <style:style style:name="P8" style:family="paragraph" style:parent-style-name="Standard">
      <style:text-properties officeooo:paragraph-rsid="002451b9"/>
    </style:style>
    <style:style style:name="T1" style:family="text">
      <style:text-properties officeooo:rsid="001d9714"/>
    </style:style>
    <style:style style:name="T2" style:family="text">
      <style:text-properties officeooo:rsid="001f59e6"/>
    </style:style>
    <style:style style:name="T3" style:family="text">
      <style:text-properties officeooo:rsid="0023637b"/>
    </style:style>
    <style:style style:name="T4" style:family="text">
      <style:text-properties officeooo:rsid="002451b9"/>
    </style:style>
    <style:style style:name="T5" style:family="text">
      <style:text-properties officeooo:rsid="00251344"/>
    </style:style>
    <style:style style:name="T6" style:family="text">
      <style:text-properties officeooo:rsid="0026b63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Model run for 5 seed burn in and 5 seeds fragmentation <text:span text:style-name="T2">(</text:span>NumSpec = 95, <text:span text:style-name="T2">Find valid cell= 1.5, intraspecific competition=-</text:span><text:span text:style-name="T5">0.1</text:span><text:span text:style-name="T2">), run in landscapes generated using Amalgamation and Random(percentage cover 0-1 in 0.1 increments) and Raster generated (</text:span><text:span text:style-name="T6">0.3-0.8</text:span><text:span text:style-name="T2">). </text:span></text:p>
      <text:p text:style-name="P1"/>
      <text:p text:style-name="P3">Dataframe<text:span text:style-name="T4">s</text:span> containing all data: LandGen(Landscape generation type), Patch(percentage cover), Mean_n (*totalPop_SE$mean_n), Mean_<text:span text:style-name="T3">Rich</text:span> <text:span text:style-name="T4">(*richness_SE$mean_Rich)</text:span></text:p>
      <text:p text:style-name="P1"/>
      <text:p text:style-name="P5">Linear model Results:</text:p>
      <text:p text:style-name="P1">comparing Mean_n with Patch: Multiple R-squared: <text:s/>0.9431,Adjusted R-squared: <text:s/>0.9429 </text:p>
      <text:p text:style-name="P1">F-statistic: <text:s/>3963 on 8 and 1911 DF, <text:s/>p-value: &lt; 2.2e-16</text:p>
      <text:p text:style-name="P1"/>
      <text:p text:style-name="P8"><text:span text:style-name="T1">comparing Mean_n with LandGen: </text:span>Multiple R-squared: <text:s/>0.00505,<text:tab/>Adjusted R-squared: <text:s/>0.004012 </text:p>
      <text:p text:style-name="P8">F-statistic: 4.865 on 2 and 1917 DF, <text:s/>p-value: 0.007809</text:p>
      <text:p text:style-name="P4"/>
      <text:p text:style-name="P8"><text:span text:style-name="T1">comparing Mean_</text:span><text:span text:style-name="T3">Rich </text:span><text:span text:style-name="T1">with Patch: Multiple R-squared: <text:s/>0.6104, Adjusted R-squared: <text:s/>0.6087 </text:span></text:p>
      <text:p text:style-name="P8">F-statistic: 374.2 on 8 and 1911 DF, <text:s/>p-value: &lt; 2.2e-16</text:p>
      <text:p text:style-name="P2"/>
      <text:p text:style-name="P3">comparing Mean_<text:span text:style-name="T3">Rich</text:span> with LandGen: Multiple R-squared: <text:s/>0.008714, Adjusted R-squared: <text:s/>0.00768 </text:p>
      <text:p text:style-name="P3">F-statistic: 8.426 on 2 and 1917 DF, <text:s/>p-value: 0.000227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05:07:32.781552691</meta:creation-date>
    <meta:editing-duration>PT25M20S</meta:editing-duration>
    <meta:editing-cycles>5</meta:editing-cycles>
    <meta:generator>LibreOffice/6.4.7.2$Linux_X86_64 LibreOffice_project/40$Build-2</meta:generator>
    <dc:date>2022-02-17T04:41:49.812060142</dc:date>
    <meta:document-statistic meta:table-count="0" meta:image-count="0" meta:object-count="0" meta:page-count="1" meta:paragraph-count="11" meta:word-count="130" meta:character-count="1015" meta:non-whitespace-character-count="878"/>
  </office:meta>
</office:document-meta>
</file>